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4pt" fo:font-weight="bold" officeooo:rsid="00059157" officeooo:paragraph-rsid="0005915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059157" officeooo:paragraph-rsid="0005915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059157" officeooo:paragraph-rsid="00059157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weight="bold" officeooo:rsid="00059157" officeooo:paragraph-rsid="0005915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59157" officeooo:paragraph-rsid="00059157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59157" officeooo:paragraph-rsid="0005fe3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5f0fb" officeooo:paragraph-rsid="0005f0f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79538" officeooo:paragraph-rsid="00079538" style:font-size-asian="10.5pt" style:font-weight-asian="normal" style:font-size-complex="12pt" style:font-weight-complex="normal"/>
    </style:style>
    <style:style style:name="T1" style:family="text">
      <style:text-properties officeooo:rsid="0005fe3b"/>
    </style:style>
    <style:style style:name="T2" style:family="text">
      <style:text-properties officeooo:rsid="000a3e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ionsdata</text:p>
      <text:p text:style-name="P4"/>
      <text:p text:style-name="P5">Namn: Alexander Gillberg</text:p>
      <text:p text:style-name="P5">ID: algi1701</text:p>
      <text:p text:style-name="P5">Laboration: Laboration <text:span text:style-name="T1">2</text:span></text:p>
      <text:p text:style-name="P7">Datum: 2017-11-09</text:p>
      <text:p text:style-name="P7">Utvecklingsmiljö: Microsoft Visual Studio</text:p>
      <text:p text:style-name="P7"/>
      <text:p text:style-name="P7"/>
      <text:p text:style-name="P1">Filer</text:p>
      <text:p text:style-name="P5"/>
      <text:p text:style-name="P5">Uppgift1.cpp</text:p>
      <text:p text:style-name="P6">Uppgift2.cpp</text:p>
      <text:p text:style-name="P6">Uppgift<text:span text:style-name="T1">3</text:span>.cpp</text:p>
      <text:p text:style-name="P6"/>
      <text:p text:style-name="P2">Slutsatser och kommentarer</text:p>
      <text:p text:style-name="P3"/>
      <text:p text:style-name="P8">I denna laboration var jag absolut tvungen till att använda huvudet på respektive uppgift! Framför allt i uppgift 2 då jag la orimligt mycket tid på att hitta en bra lösning till att få utskrifterna i det rätta formatet. Jag är osäker på om det är <text:span text:style-name="T2">snyggaste sättet </text:span>att använda men det gjorde i alla fall jobbet!</text:p>
      <text:p text:style-name="P8"/>
      <text:p text:style-name="P8">Roligt att få lite motstånd i uppgifterna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7:22:30.483000000</meta:creation-date>
    <dc:date>2017-11-18T12:16:37.380000000</dc:date>
    <meta:editing-duration>PT21M11S</meta:editing-duration>
    <meta:editing-cycles>6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13" meta:word-count="86" meta:character-count="554" meta:non-whitespace-character-count="480"/>
  </office:meta>
</office:document-meta>
</file>